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Liberation Serif" svg:font-family="&quot;Liberation Serif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  <style:text-properties style:font-name="Liberation Serif" style:font-name-asian="Liberation Serif" style:font-name-complex="Liberation Serif"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36"/>
    <style:style style:name="ce5" style:family="table-cell" style:parent-style-name="Default" style:data-style-name="N14"/>
    <style:style style:name="ce6" style:family="table-cell" style:parent-style-name="Default" style:data-style-name="N13"/>
    <style:style style:name="ce7" style:family="table-cell" style:parent-style-name="Default" style:data-style-name="N12"/>
    <style:style style:name="co1" style:family="table-column">
      <style:table-column-properties fo:break-before="auto" style:column-width="3.99520833333333cm"/>
    </style:style>
    <style:style style:name="co2" style:family="table-column">
      <style:table-column-properties fo:break-before="auto" style:column-width="4.94770833333333cm"/>
    </style:style>
    <style:style style:name="co3" style:family="table-column">
      <style:table-column-properties fo:break-before="auto" style:column-width="0.873125cm"/>
    </style:style>
    <style:style style:name="co4" style:family="table-column">
      <style:table-column-properties fo:break-before="auto" style:column-width="2.03729166666667cm"/>
    </style:style>
    <style:style style:name="co5" style:family="table-column">
      <style:table-column-properties fo:break-before="auto" style:column-width="1.85208333333333cm"/>
    </style:style>
    <style:style style:name="co6" style:family="table-column">
      <style:table-column-properties fo:break-before="auto" style:column-width="5.45041666666667cm"/>
    </style:style>
    <style:style style:name="co7" style:family="table-column">
      <style:table-column-properties fo:break-before="auto" style:column-width="3.28083333333333cm"/>
    </style:style>
    <style:style style:name="co8" style:family="table-column">
      <style:table-column-properties fo:break-before="auto" style:column-width="4.1275cm"/>
    </style:style>
    <style:style style:name="co9" style:family="table-column">
      <style:table-column-properties fo:break-before="auto" style:column-width="3.254375cm"/>
    </style:style>
    <style:style style:name="co10" style:family="table-column">
      <style:table-column-properties fo:break-before="auto" style:column-width="2.35479166666667cm"/>
    </style:style>
    <style:style style:name="co11" style:family="table-column">
      <style:table-column-properties fo:break-before="auto" style:column-width="1.71979166666667cm"/>
    </style:style>
    <style:style style:name="ro1" style:family="table-row">
      <style:table-row-properties style:row-height="16pt" style:use-optimal-row-height="true" fo:break-before="auto"/>
    </style:style>
    <style:style style:name="ro2" style:family="table-row">
      <style:table-row-properties style:row-height="43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hwy40skidelivery-campaigns-summ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16373" table:default-cell-style-name="ce1"/>
        <table:table-row table:style-name="ro1">
          <table:table-cell office:value-type="string" table:style-name="ce1">
            <text:p>Campaign</text:p>
          </table:table-cell>
          <table:table-cell office:value-type="string" table:style-name="ce1">
            <text:p>Item</text:p>
          </table:table-cell>
          <table:table-cell office:value-type="string" table:style-name="ce1">
            <text:p>#</text:p>
          </table:table-cell>
          <table:table-cell office:value-type="string" table:style-name="ce1">
            <text:p>Subtotal</text:p>
          </table:table-cell>
          <table:table-cell office:value-type="string" table:style-name="ce1">
            <text:p>Tax</text:p>
          </table:table-cell>
          <table:table-cell office:value-type="string" table:style-name="ce1">
            <text:p>Total</text:p>
          </table:table-cell>
          <table:table-cell office:value-type="string" table:style-name="ce1">
            <text:p>% of Report Sum Booking Totals</text:p>
          </table:table-cell>
          <table:table-cell office:value-type="string" table:style-name="ce1">
            <text:p>Revenue Collected</text:p>
          </table:table-cell>
          <table:table-cell office:value-type="string" table:style-name="ce1">
            <text:p>Receivable from Affiliate</text:p>
          </table:table-cell>
          <table:table-cell office:value-type="string" table:style-name="ce1">
            <text:p>Payable to Affiliate</text:p>
          </table:table-cell>
          <table:table-cell office:value-type="string" table:style-name="ce1">
            <text:p>Net Revenue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ave 50% off purchase</text:p>
          </table:table-cell>
          <table:table-cell office:value-type="string" table:style-name="ce1">
            <text:p>Elite Ski Package</text:p>
          </table:table-cell>
          <table:table-cell office:value-type="float" office:value="21" table:style-name="ce1">
            <text:p>21</text:p>
          </table:table-cell>
          <table:table-cell office:value-type="currency" office:value="7808.17" table:style-name="ce7">
            <text:p>$7,808.17<text:s/></text:p>
          </table:table-cell>
          <table:table-cell office:value-type="currency" office:value="442.26" table:style-name="ce7">
            <text:p>$442.26<text:s/></text:p>
          </table:table-cell>
          <table:table-cell office:value-type="currency" office:value="8250.43" table:style-name="ce7">
            <text:p>$8,250.43<text:s/></text:p>
          </table:table-cell>
          <table:table-cell office:value-type="percentage" office:value="0.15260000000000001" table:style-name="ce5">
            <text:p>15.26%</text:p>
          </table:table-cell>
          <table:table-cell office:value-type="currency" office:value="8045.43" table:style-name="ce7">
            <text:p>$8,045.43<text:s/></text:p>
          </table:table-cell>
          <table:table-cell office:value-type="currency" office:value="0" table:style-name="ce7">
            <text:p>$0.00<text:s/></text:p>
          </table:table-cell>
          <table:table-cell office:value-type="currency" office:value="0" table:style-name="ce7">
            <text:p>$0.00<text:s/></text:p>
          </table:table-cell>
          <table:table-cell office:value-type="currency" office:value="7886.98" table:style-name="ce7">
            <text:p>$7,886.98<text:s/></text:p>
          </table:table-cell>
          <table:table-cell table:number-columns-repeated="16373"/>
        </table:table-row>
        <table:table-row table:style-name="ro2">
          <table:table-cell office:value-type="string" table:style-name="ce2">
            <text:p>Availabilities on 12/26/2020 @ 12:00am - 1/1/2021 @ 12:00am</text:p>
          </table:table-cell>
          <table:table-cell office:value-type="string" table:style-name="ce1">
            <text:p>Summit Ski Package</text:p>
          </table:table-cell>
          <table:table-cell office:value-type="float" office:value="37" table:style-name="ce1">
            <text:p>37</text:p>
          </table:table-cell>
          <table:table-cell office:value-type="currency" office:value="9282.34" table:style-name="ce7">
            <text:p>$9,282.34<text:s/></text:p>
          </table:table-cell>
          <table:table-cell office:value-type="currency" office:value="517.45000000000005" table:style-name="ce7">
            <text:p>$517.45<text:s/></text:p>
          </table:table-cell>
          <table:table-cell office:value-type="currency" office:value="9799.7900000000009" table:style-name="ce7">
            <text:p>$9,799.79<text:s/></text:p>
          </table:table-cell>
          <table:table-cell office:value-type="percentage" office:value="0.18129999999999999" table:style-name="ce5">
            <text:p>18.13%</text:p>
          </table:table-cell>
          <table:table-cell office:value-type="currency" office:value="9759.7900000000009" table:style-name="ce7">
            <text:p>$9,759.79<text:s/></text:p>
          </table:table-cell>
          <table:table-cell office:value-type="currency" office:value="0" table:style-name="ce7">
            <text:p>$0.00<text:s/></text:p>
          </table:table-cell>
          <table:table-cell office:value-type="currency" office:value="0" table:style-name="ce7">
            <text:p>$0.00<text:s/></text:p>
          </table:table-cell>
          <table:table-cell office:value-type="currency" office:value="9564.4599999999991" table:style-name="ce7">
            <text:p>$9,564.46<text:s/></text:p>
          </table:table-cell>
          <table:table-cell table:number-columns-repeated="16373"/>
        </table:table-row>
        <table:table-row table:style-name="ro1">
          <table:table-cell table:style-name="ce1"/>
          <table:table-cell office:value-type="string" table:style-name="ce1">
            <text:p>Mountain Ski Package</text:p>
          </table:table-cell>
          <table:table-cell office:value-type="float" office:value="94" table:style-name="ce1">
            <text:p>94</text:p>
          </table:table-cell>
          <table:table-cell office:value-type="currency" office:value="18891.740000000002" table:style-name="ce7">
            <text:p>$18,891.74<text:s/></text:p>
          </table:table-cell>
          <table:table-cell office:value-type="currency" office:value="1065.74" table:style-name="ce7">
            <text:p>$1,065.74<text:s/></text:p>
          </table:table-cell>
          <table:table-cell office:value-type="currency" office:value="19957.48" table:style-name="ce7">
            <text:p>$19,957.48<text:s/></text:p>
          </table:table-cell>
          <table:table-cell office:value-type="percentage" office:value="0.36919999999999997" table:style-name="ce5">
            <text:p>36.92%</text:p>
          </table:table-cell>
          <table:table-cell office:value-type="currency" office:value="19913.48" table:style-name="ce7">
            <text:p>$19,913.48<text:s/></text:p>
          </table:table-cell>
          <table:table-cell office:value-type="currency" office:value="0" table:style-name="ce7">
            <text:p>$0.00<text:s/></text:p>
          </table:table-cell>
          <table:table-cell office:value-type="currency" office:value="0" table:style-name="ce7">
            <text:p>$0.00<text:s/></text:p>
          </table:table-cell>
          <table:table-cell office:value-type="currency" office:value="19506.07" table:style-name="ce7">
            <text:p>$19,506.07<text:s/></text:p>
          </table:table-cell>
          <table:table-cell table:number-columns-repeated="16373"/>
        </table:table-row>
        <table:table-row table:style-name="ro1">
          <table:table-cell table:style-name="ce1"/>
          <table:table-cell office:value-type="string" table:style-name="ce1">
            <text:p>Base Ski Package</text:p>
          </table:table-cell>
          <table:table-cell office:value-type="float" office:value="36" table:style-name="ce1">
            <text:p>36</text:p>
          </table:table-cell>
          <table:table-cell office:value-type="currency" office:value="5988.14" table:style-name="ce7">
            <text:p>$5,988.14<text:s/></text:p>
          </table:table-cell>
          <table:table-cell office:value-type="currency" office:value="338.53" table:style-name="ce7">
            <text:p>$338.53<text:s/></text:p>
          </table:table-cell>
          <table:table-cell office:value-type="currency" office:value="6326.67" table:style-name="ce7">
            <text:p>$6,326.67<text:s/></text:p>
          </table:table-cell>
          <table:table-cell office:value-type="percentage" office:value="0.11700000000000001" table:style-name="ce5">
            <text:p>11.70%</text:p>
          </table:table-cell>
          <table:table-cell office:value-type="currency" office:value="6307.67" table:style-name="ce7">
            <text:p>$6,307.67<text:s/></text:p>
          </table:table-cell>
          <table:table-cell office:value-type="currency" office:value="0" table:style-name="ce7">
            <text:p>$0.00<text:s/></text:p>
          </table:table-cell>
          <table:table-cell office:value-type="currency" office:value="0" table:style-name="ce7">
            <text:p>$0.00<text:s/></text:p>
          </table:table-cell>
          <table:table-cell office:value-type="currency" office:value="6177.18" table:style-name="ce7">
            <text:p>$6,177.18<text:s/></text:p>
          </table:table-cell>
          <table:table-cell table:number-columns-repeated="16373"/>
        </table:table-row>
        <table:table-row table:style-name="ro1">
          <table:table-cell table:style-name="ce1"/>
          <table:table-cell office:value-type="string" table:style-name="ce1">
            <text:p>Junior Mountain Ski Package</text:p>
          </table:table-cell>
          <table:table-cell office:value-type="float" office:value="14" table:style-name="ce1">
            <text:p>14</text:p>
          </table:table-cell>
          <table:table-cell office:value-type="currency" office:value="2528.4499999999998" table:style-name="ce7">
            <text:p>$2,528.45<text:s/></text:p>
          </table:table-cell>
          <table:table-cell office:value-type="currency" office:value="141.13999999999999" table:style-name="ce7">
            <text:p>$141.14<text:s/></text:p>
          </table:table-cell>
          <table:table-cell office:value-type="currency" office:value="2669.59" table:style-name="ce7">
            <text:p>$2,669.59<text:s/></text:p>
          </table:table-cell>
          <table:table-cell office:value-type="percentage" office:value="4.9399999999999999E-2" table:style-name="ce5">
            <text:p>4.94%</text:p>
          </table:table-cell>
          <table:table-cell office:value-type="currency" office:value="2669.59" table:style-name="ce7">
            <text:p>$2,669.59<text:s/></text:p>
          </table:table-cell>
          <table:table-cell office:value-type="currency" office:value="0" table:style-name="ce7">
            <text:p>$0.00<text:s/></text:p>
          </table:table-cell>
          <table:table-cell office:value-type="currency" office:value="0" table:style-name="ce7">
            <text:p>$0.00<text:s/></text:p>
          </table:table-cell>
          <table:table-cell office:value-type="currency" office:value="2616.14" table:style-name="ce7">
            <text:p>$2,616.14<text:s/></text:p>
          </table:table-cell>
          <table:table-cell table:number-columns-repeated="16373"/>
        </table:table-row>
        <table:table-row table:style-name="ro1">
          <table:table-cell table:style-name="ce1"/>
          <table:table-cell office:value-type="string" table:style-name="ce1">
            <text:p>Junior Base Ski Package</text:p>
          </table:table-cell>
          <table:table-cell office:value-type="float" office:value="11" table:style-name="ce1">
            <text:p>11</text:p>
          </table:table-cell>
          <table:table-cell office:value-type="currency" office:value="1558.75" table:style-name="ce7">
            <text:p>$1,558.75<text:s/></text:p>
          </table:table-cell>
          <table:table-cell office:value-type="currency" office:value="86.85" table:style-name="ce7">
            <text:p>$86.85<text:s/></text:p>
          </table:table-cell>
          <table:table-cell office:value-type="currency" office:value="1645.6" table:style-name="ce7">
            <text:p>$1,645.60<text:s/></text:p>
          </table:table-cell>
          <table:table-cell office:value-type="percentage" office:value="3.04E-2" table:style-name="ce5">
            <text:p>3.04%</text:p>
          </table:table-cell>
          <table:table-cell office:value-type="currency" office:value="1683.15" table:style-name="ce7">
            <text:p>$1,683.15<text:s/></text:p>
          </table:table-cell>
          <table:table-cell office:value-type="currency" office:value="0" table:style-name="ce7">
            <text:p>$0.00<text:s/></text:p>
          </table:table-cell>
          <table:table-cell office:value-type="currency" office:value="0" table:style-name="ce7">
            <text:p>$0.00<text:s/></text:p>
          </table:table-cell>
          <table:table-cell office:value-type="currency" office:value="1649.31" table:style-name="ce7">
            <text:p>$1,649.31<text:s/></text:p>
          </table:table-cell>
          <table:table-cell table:number-columns-repeated="16373"/>
        </table:table-row>
        <table:table-row table:style-name="ro1">
          <table:table-cell table:style-name="ce1"/>
          <table:table-cell office:value-type="string" table:style-name="ce1">
            <text:p>Summit Snowboard Package</text:p>
          </table:table-cell>
          <table:table-cell office:value-type="float" office:value="6" table:style-name="ce1">
            <text:p>6</text:p>
          </table:table-cell>
          <table:table-cell office:value-type="currency" office:value="1566.54" table:style-name="ce7">
            <text:p>$1,566.54<text:s/></text:p>
          </table:table-cell>
          <table:table-cell office:value-type="currency" office:value="83.7" table:style-name="ce7">
            <text:p>$83.70<text:s/></text:p>
          </table:table-cell>
          <table:table-cell office:value-type="currency" office:value="1650.24" table:style-name="ce7">
            <text:p>$1,650.24<text:s/></text:p>
          </table:table-cell>
          <table:table-cell office:value-type="percentage" office:value="3.0499999999999999E-2" table:style-name="ce5">
            <text:p>3.05%</text:p>
          </table:table-cell>
          <table:table-cell office:value-type="currency" office:value="1650.24" table:style-name="ce7">
            <text:p>$1,650.24<text:s/></text:p>
          </table:table-cell>
          <table:table-cell office:value-type="currency" office:value="0" table:style-name="ce7">
            <text:p>$0.00<text:s/></text:p>
          </table:table-cell>
          <table:table-cell office:value-type="currency" office:value="0" table:style-name="ce7">
            <text:p>$0.00<text:s/></text:p>
          </table:table-cell>
          <table:table-cell office:value-type="currency" office:value="1617.09" table:style-name="ce7">
            <text:p>$1,617.09<text:s/></text:p>
          </table:table-cell>
          <table:table-cell table:number-columns-repeated="16373"/>
        </table:table-row>
        <table:table-row table:style-name="ro1">
          <table:table-cell table:style-name="ce1"/>
          <table:table-cell office:value-type="string" table:style-name="ce1">
            <text:p>Mountain Snowboard Package</text:p>
          </table:table-cell>
          <table:table-cell office:value-type="float" office:value="9" table:style-name="ce1">
            <text:p>9</text:p>
          </table:table-cell>
          <table:table-cell office:value-type="currency" office:value="2124.5" table:style-name="ce7">
            <text:p>$2,124.50<text:s/></text:p>
          </table:table-cell>
          <table:table-cell office:value-type="currency" office:value="123.29" table:style-name="ce7">
            <text:p>$123.29<text:s/></text:p>
          </table:table-cell>
          <table:table-cell office:value-type="currency" office:value="2247.79" table:style-name="ce7">
            <text:p>$2,247.79<text:s/></text:p>
          </table:table-cell>
          <table:table-cell office:value-type="percentage" office:value="4.1599999999999998E-2" table:style-name="ce5">
            <text:p>4.16%</text:p>
          </table:table-cell>
          <table:table-cell office:value-type="currency" office:value="2160.2399999999998" table:style-name="ce7">
            <text:p>$2,160.24<text:s/></text:p>
          </table:table-cell>
          <table:table-cell office:value-type="currency" office:value="0" table:style-name="ce7">
            <text:p>$0.00<text:s/></text:p>
          </table:table-cell>
          <table:table-cell office:value-type="currency" office:value="0" table:style-name="ce7">
            <text:p>$0.00<text:s/></text:p>
          </table:table-cell>
          <table:table-cell office:value-type="currency" office:value="2116.94" table:style-name="ce7">
            <text:p>$2,116.94<text:s/></text:p>
          </table:table-cell>
          <table:table-cell table:number-columns-repeated="16373"/>
        </table:table-row>
        <table:table-row table:style-name="ro1">
          <table:table-cell table:style-name="ce1"/>
          <table:table-cell office:value-type="string" table:style-name="ce1">
            <text:p>Giro Ski Helmet Add-On</text:p>
          </table:table-cell>
          <table:table-cell office:value-type="float" office:value="1" table:style-name="ce1">
            <text:p>1</text:p>
          </table:table-cell>
          <table:table-cell office:value-type="currency" office:value="0" table:style-name="ce7">
            <text:p>$0.00<text:s/></text:p>
          </table:table-cell>
          <table:table-cell office:value-type="currency" office:value="0" table:style-name="ce7">
            <text:p>$0.00<text:s/></text:p>
          </table:table-cell>
          <table:table-cell office:value-type="currency" office:value="0" table:style-name="ce7">
            <text:p>$0.00<text:s/></text:p>
          </table:table-cell>
          <table:table-cell office:value-type="percentage" office:value="0" table:style-name="ce6">
            <text:p>0%</text:p>
          </table:table-cell>
          <table:table-cell office:value-type="currency" office:value="0" table:style-name="ce7">
            <text:p>$0.00<text:s/></text:p>
          </table:table-cell>
          <table:table-cell office:value-type="currency" office:value="0" table:style-name="ce7">
            <text:p>$0.00<text:s/></text:p>
          </table:table-cell>
          <table:table-cell office:value-type="currency" office:value="0" table:style-name="ce7">
            <text:p>$0.00<text:s/></text:p>
          </table:table-cell>
          <table:table-cell office:value-type="currency" office:value="0" table:style-name="ce7">
            <text:p>$0.00<text:s/></text:p>
          </table:table-cell>
          <table:table-cell table:number-columns-repeated="16373"/>
        </table:table-row>
        <table:table-row table:style-name="ro1">
          <table:table-cell table:number-columns-repeated="2" table:style-name="ce1"/>
          <table:table-cell office:value-type="float" office:value="229" table:style-name="ce1">
            <text:p>229</text:p>
          </table:table-cell>
          <table:table-cell office:value-type="currency" office:value="49748.63" table:style-name="ce7">
            <text:p>$49,748.63<text:s/></text:p>
          </table:table-cell>
          <table:table-cell office:value-type="currency" office:value="2798.96" table:style-name="ce7">
            <text:p>$2,798.96<text:s/></text:p>
          </table:table-cell>
          <table:table-cell office:value-type="currency" office:value="52547.59" table:style-name="ce7">
            <text:p>$52,547.59<text:s/></text:p>
          </table:table-cell>
          <table:table-cell office:value-type="percentage" office:value="0.97199999999999998" table:style-name="ce5">
            <text:p>97.20%</text:p>
          </table:table-cell>
          <table:table-cell office:value-type="currency" office:value="52189.59" table:style-name="ce7">
            <text:p>$52,189.59<text:s/></text:p>
          </table:table-cell>
          <table:table-cell office:value-type="currency" office:value="0" table:style-name="ce7">
            <text:p>$0.00<text:s/></text:p>
          </table:table-cell>
          <table:table-cell office:value-type="currency" office:value="0" table:style-name="ce7">
            <text:p>$0.00<text:s/></text:p>
          </table:table-cell>
          <table:table-cell office:value-type="currency" office:value="51134.17" table:style-name="ce7">
            <text:p>$51,134.17<text:s/></text:p>
          </table:table-cell>
          <table:table-cell table:number-columns-repeated="16373"/>
        </table:table-row>
        <table:table-row table:style-name="ro1">
          <table:table-cell table:number-columns-repeated="3" table:style-name="ce1"/>
          <table:table-cell table:number-columns-repeated="3" table:style-name="ce4"/>
          <table:table-cell table:style-name="ce5"/>
          <table:table-cell table:number-columns-repeated="16377" table:style-name="ce1"/>
        </table:table-row>
        <table:table-row table:style-name="ro1">
          <table:table-cell office:value-type="string" table:style-name="ce1">
            <text:p>Skicoupons.com</text:p>
          </table:table-cell>
          <table:table-cell office:value-type="string" table:style-name="ce1">
            <text:p>Elite Ski Package</text:p>
          </table:table-cell>
          <table:table-cell office:value-type="float" office:value="1" table:style-name="ce1">
            <text:p>1</text:p>
          </table:table-cell>
          <table:table-cell office:value-type="currency" office:value="226" table:style-name="ce7">
            <text:p>$226.00<text:s/></text:p>
          </table:table-cell>
          <table:table-cell office:value-type="currency" office:value="13.79" table:style-name="ce7">
            <text:p>$13.79<text:s/></text:p>
          </table:table-cell>
          <table:table-cell office:value-type="currency" office:value="239.79" table:style-name="ce7">
            <text:p>$239.79<text:s/></text:p>
          </table:table-cell>
          <table:table-cell office:value-type="percentage" office:value="4.4000000000000003E-3" table:style-name="ce5">
            <text:p>0.44%</text:p>
          </table:table-cell>
          <table:table-cell office:value-type="currency" office:value="239.79" table:style-name="ce7">
            <text:p>$239.79<text:s/></text:p>
          </table:table-cell>
          <table:table-cell office:value-type="currency" office:value="0" table:style-name="ce7">
            <text:p>$0.00<text:s/></text:p>
          </table:table-cell>
          <table:table-cell office:value-type="currency" office:value="0" table:style-name="ce7">
            <text:p>$0.00<text:s/></text:p>
          </table:table-cell>
          <table:table-cell office:value-type="currency" office:value="234.93" table:style-name="ce7">
            <text:p>$234.93<text:s/>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Availabilities 1/21/21 @ 11:11am <text:s/>to Current</text:p>
          </table:table-cell>
          <table:table-cell office:value-type="string" table:style-name="ce1">
            <text:p>Mountain Ski Package</text:p>
          </table:table-cell>
          <table:table-cell office:value-type="float" office:value="6" table:style-name="ce1">
            <text:p>6</text:p>
          </table:table-cell>
          <table:table-cell office:value-type="currency" office:value="1207.55" table:style-name="ce7">
            <text:p>$1,207.55<text:s/></text:p>
          </table:table-cell>
          <table:table-cell office:value-type="currency" office:value="67.98" table:style-name="ce7">
            <text:p>$67.98<text:s/></text:p>
          </table:table-cell>
          <table:table-cell office:value-type="currency" office:value="1275.53" table:style-name="ce7">
            <text:p>$1,275.53<text:s/></text:p>
          </table:table-cell>
          <table:table-cell office:value-type="percentage" office:value="2.3599999999999999E-2" table:style-name="ce5">
            <text:p>2.36%</text:p>
          </table:table-cell>
          <table:table-cell office:value-type="currency" office:value="1275.53" table:style-name="ce7">
            <text:p>$1,275.53<text:s/></text:p>
          </table:table-cell>
          <table:table-cell office:value-type="currency" office:value="0" table:style-name="ce7">
            <text:p>$0.00<text:s/></text:p>
          </table:table-cell>
          <table:table-cell office:value-type="currency" office:value="0" table:style-name="ce7">
            <text:p>$0.00<text:s/></text:p>
          </table:table-cell>
          <table:table-cell office:value-type="currency" office:value="1249.49" table:style-name="ce7">
            <text:p>$1,249.49<text:s/></text:p>
          </table:table-cell>
          <table:table-cell table:number-columns-repeated="16373"/>
        </table:table-row>
        <table:table-row table:style-name="ro1">
          <table:table-cell table:number-columns-repeated="2" table:style-name="ce1"/>
          <table:table-cell office:value-type="float" office:value="7" table:style-name="ce1">
            <text:p>7</text:p>
          </table:table-cell>
          <table:table-cell office:value-type="currency" office:value="1433.55" table:style-name="ce7">
            <text:p>$1,433.55<text:s/></text:p>
          </table:table-cell>
          <table:table-cell office:value-type="currency" office:value="81.77" table:style-name="ce7">
            <text:p>$81.77<text:s/></text:p>
          </table:table-cell>
          <table:table-cell office:value-type="currency" office:value="1515.32" table:style-name="ce7">
            <text:p>$1,515.32<text:s/></text:p>
          </table:table-cell>
          <table:table-cell office:value-type="percentage" office:value="2.8000000000000001E-2" table:style-name="ce5">
            <text:p>2.80%</text:p>
          </table:table-cell>
          <table:table-cell office:value-type="currency" office:value="1515.32" table:style-name="ce7">
            <text:p>$1,515.32<text:s/></text:p>
          </table:table-cell>
          <table:table-cell office:value-type="currency" office:value="0" table:style-name="ce7">
            <text:p>$0.00<text:s/></text:p>
          </table:table-cell>
          <table:table-cell office:value-type="currency" office:value="0" table:style-name="ce7">
            <text:p>$0.00<text:s/></text:p>
          </table:table-cell>
          <table:table-cell office:value-type="currency" office:value="1484.42" table:style-name="ce7">
            <text:p>$1,484.42<text:s/></text:p>
          </table:table-cell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Item</text:p>
          </table:table-cell>
          <table:table-cell office:value-type="string" table:style-name="ce1">
            <text:p>#</text:p>
          </table:table-cell>
          <table:table-cell office:value-type="string" table:style-name="ce1">
            <text:p>Subtotal</text:p>
          </table:table-cell>
          <table:table-cell office:value-type="string" table:style-name="ce1">
            <text:p>Tax</text:p>
          </table:table-cell>
          <table:table-cell office:value-type="string" table:style-name="ce1">
            <text:p>Total</text:p>
          </table:table-cell>
          <table:table-cell office:value-type="string" table:style-name="ce1">
            <text:p>% of Report Sum Booking Totals</text:p>
          </table:table-cell>
          <table:table-cell office:value-type="string" table:style-name="ce1">
            <text:p>Revenue Collected</text:p>
          </table:table-cell>
          <table:table-cell office:value-type="string" table:style-name="ce1">
            <text:p>Receivable from Affiliate</text:p>
          </table:table-cell>
          <table:table-cell office:value-type="string" table:style-name="ce1">
            <text:p>Payable to Affiliate</text:p>
          </table:table-cell>
          <table:table-cell office:value-type="string" table:style-name="ce1">
            <text:p>Net Revenue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Totals</text:p>
          </table:table-cell>
          <table:table-cell office:value-type="string" table:style-name="ce1">
            <text:p>Elite Ski Package</text:p>
          </table:table-cell>
          <table:table-cell office:value-type="float" office:value="22" table:style-name="ce1">
            <text:p>22</text:p>
          </table:table-cell>
          <table:table-cell office:value-type="currency" office:value="8034.17" table:style-name="ce7">
            <text:p>$8,034.17<text:s/></text:p>
          </table:table-cell>
          <table:table-cell office:value-type="currency" office:value="456.05" table:style-name="ce7">
            <text:p>$456.05<text:s/></text:p>
          </table:table-cell>
          <table:table-cell office:value-type="currency" office:value="8490.2199999999993" table:style-name="ce7">
            <text:p>$8,490.22<text:s/></text:p>
          </table:table-cell>
          <table:table-cell office:value-type="percentage" office:value="0.157" table:style-name="ce5">
            <text:p>15.70%</text:p>
          </table:table-cell>
          <table:table-cell office:value-type="currency" office:value="8285.2199999999993" table:style-name="ce7">
            <text:p>$8,285.22<text:s/></text:p>
          </table:table-cell>
          <table:table-cell office:value-type="currency" office:value="0" table:style-name="ce7">
            <text:p>$0.00<text:s/></text:p>
          </table:table-cell>
          <table:table-cell office:value-type="currency" office:value="0" table:style-name="ce7">
            <text:p>$0.00<text:s/></text:p>
          </table:table-cell>
          <table:table-cell office:value-type="currency" office:value="8121.91" table:style-name="ce7">
            <text:p>$8,121.91<text:s/></text:p>
          </table:table-cell>
          <table:table-cell table:number-columns-repeated="16373"/>
        </table:table-row>
        <table:table-row table:style-name="ro1">
          <table:table-cell table:style-name="ce1"/>
          <table:table-cell office:value-type="string" table:style-name="ce1">
            <text:p>Summit Ski Package</text:p>
          </table:table-cell>
          <table:table-cell office:value-type="float" office:value="37" table:style-name="ce1">
            <text:p>37</text:p>
          </table:table-cell>
          <table:table-cell office:value-type="currency" office:value="9282.34" table:style-name="ce7">
            <text:p>$9,282.34<text:s/></text:p>
          </table:table-cell>
          <table:table-cell office:value-type="currency" office:value="517.45000000000005" table:style-name="ce7">
            <text:p>$517.45<text:s/></text:p>
          </table:table-cell>
          <table:table-cell office:value-type="currency" office:value="9799.7900000000009" table:style-name="ce7">
            <text:p>$9,799.79<text:s/></text:p>
          </table:table-cell>
          <table:table-cell office:value-type="percentage" office:value="0.18129999999999999" table:style-name="ce5">
            <text:p>18.13%</text:p>
          </table:table-cell>
          <table:table-cell office:value-type="currency" office:value="9759.7900000000009" table:style-name="ce7">
            <text:p>$9,759.79<text:s/></text:p>
          </table:table-cell>
          <table:table-cell office:value-type="currency" office:value="0" table:style-name="ce7">
            <text:p>$0.00<text:s/></text:p>
          </table:table-cell>
          <table:table-cell office:value-type="currency" office:value="0" table:style-name="ce7">
            <text:p>$0.00<text:s/></text:p>
          </table:table-cell>
          <table:table-cell office:value-type="currency" office:value="9564.4599999999991" table:style-name="ce7">
            <text:p>$9,564.46<text:s/></text:p>
          </table:table-cell>
          <table:table-cell table:number-columns-repeated="16373"/>
        </table:table-row>
        <table:table-row table:style-name="ro1">
          <table:table-cell table:style-name="ce1"/>
          <table:table-cell office:value-type="string" table:style-name="ce1">
            <text:p>Mountain Ski Package</text:p>
          </table:table-cell>
          <table:table-cell office:value-type="float" office:value="100" table:style-name="ce1">
            <text:p>100</text:p>
          </table:table-cell>
          <table:table-cell office:value-type="currency" office:value="20099.29" table:style-name="ce7">
            <text:p>$20,099.29<text:s/></text:p>
          </table:table-cell>
          <table:table-cell office:value-type="currency" office:value="1133.72" table:style-name="ce7">
            <text:p>$1,133.72<text:s/></text:p>
          </table:table-cell>
          <table:table-cell office:value-type="currency" office:value="21233.01" table:style-name="ce7">
            <text:p>$21,233.01<text:s/></text:p>
          </table:table-cell>
          <table:table-cell office:value-type="percentage" office:value="0.39269999999999999" table:style-name="ce5">
            <text:p>39.27%</text:p>
          </table:table-cell>
          <table:table-cell office:value-type="currency" office:value="21189.01" table:style-name="ce7">
            <text:p>$21,189.01<text:s/></text:p>
          </table:table-cell>
          <table:table-cell office:value-type="currency" office:value="0" table:style-name="ce7">
            <text:p>$0.00<text:s/></text:p>
          </table:table-cell>
          <table:table-cell office:value-type="currency" office:value="0" table:style-name="ce7">
            <text:p>$0.00<text:s/></text:p>
          </table:table-cell>
          <table:table-cell office:value-type="currency" office:value="20755.560000000001" table:style-name="ce7">
            <text:p>$20,755.56<text:s/></text:p>
          </table:table-cell>
          <table:table-cell table:number-columns-repeated="16373"/>
        </table:table-row>
        <table:table-row table:style-name="ro1">
          <table:table-cell table:style-name="ce1"/>
          <table:table-cell office:value-type="string" table:style-name="ce1">
            <text:p>Base Ski Package</text:p>
          </table:table-cell>
          <table:table-cell office:value-type="float" office:value="36" table:style-name="ce1">
            <text:p>36</text:p>
          </table:table-cell>
          <table:table-cell office:value-type="currency" office:value="5988.14" table:style-name="ce7">
            <text:p>$5,988.14<text:s/></text:p>
          </table:table-cell>
          <table:table-cell office:value-type="currency" office:value="338.53" table:style-name="ce7">
            <text:p>$338.53<text:s/></text:p>
          </table:table-cell>
          <table:table-cell office:value-type="currency" office:value="6326.67" table:style-name="ce7">
            <text:p>$6,326.67<text:s/></text:p>
          </table:table-cell>
          <table:table-cell office:value-type="percentage" office:value="0.11700000000000001" table:style-name="ce5">
            <text:p>11.70%</text:p>
          </table:table-cell>
          <table:table-cell office:value-type="currency" office:value="6307.67" table:style-name="ce7">
            <text:p>$6,307.67<text:s/></text:p>
          </table:table-cell>
          <table:table-cell office:value-type="currency" office:value="0" table:style-name="ce7">
            <text:p>$0.00<text:s/></text:p>
          </table:table-cell>
          <table:table-cell office:value-type="currency" office:value="0" table:style-name="ce7">
            <text:p>$0.00<text:s/></text:p>
          </table:table-cell>
          <table:table-cell office:value-type="currency" office:value="6177.18" table:style-name="ce7">
            <text:p>$6,177.18<text:s/></text:p>
          </table:table-cell>
          <table:table-cell table:number-columns-repeated="16373"/>
        </table:table-row>
        <table:table-row table:style-name="ro1">
          <table:table-cell table:style-name="ce1"/>
          <table:table-cell office:value-type="string" table:style-name="ce1">
            <text:p>Junior Mountain Ski Package</text:p>
          </table:table-cell>
          <table:table-cell office:value-type="float" office:value="14" table:style-name="ce1">
            <text:p>14</text:p>
          </table:table-cell>
          <table:table-cell office:value-type="currency" office:value="2528.4499999999998" table:style-name="ce7">
            <text:p>$2,528.45<text:s/></text:p>
          </table:table-cell>
          <table:table-cell office:value-type="currency" office:value="141.13999999999999" table:style-name="ce7">
            <text:p>$141.14<text:s/></text:p>
          </table:table-cell>
          <table:table-cell office:value-type="currency" office:value="2669.59" table:style-name="ce7">
            <text:p>$2,669.59<text:s/></text:p>
          </table:table-cell>
          <table:table-cell office:value-type="percentage" office:value="4.9399999999999999E-2" table:style-name="ce5">
            <text:p>4.94%</text:p>
          </table:table-cell>
          <table:table-cell office:value-type="currency" office:value="2669.59" table:style-name="ce7">
            <text:p>$2,669.59<text:s/></text:p>
          </table:table-cell>
          <table:table-cell office:value-type="currency" office:value="0" table:style-name="ce7">
            <text:p>$0.00<text:s/></text:p>
          </table:table-cell>
          <table:table-cell office:value-type="currency" office:value="0" table:style-name="ce7">
            <text:p>$0.00<text:s/></text:p>
          </table:table-cell>
          <table:table-cell office:value-type="currency" office:value="2616.14" table:style-name="ce7">
            <text:p>$2,616.14<text:s/></text:p>
          </table:table-cell>
          <table:table-cell table:number-columns-repeated="16373"/>
        </table:table-row>
        <table:table-row table:style-name="ro1">
          <table:table-cell table:style-name="ce1"/>
          <table:table-cell office:value-type="string" table:style-name="ce1">
            <text:p>Junior Base Ski Package</text:p>
          </table:table-cell>
          <table:table-cell office:value-type="float" office:value="11" table:style-name="ce1">
            <text:p>11</text:p>
          </table:table-cell>
          <table:table-cell office:value-type="currency" office:value="1558.75" table:style-name="ce7">
            <text:p>$1,558.75<text:s/></text:p>
          </table:table-cell>
          <table:table-cell office:value-type="currency" office:value="86.85" table:style-name="ce7">
            <text:p>$86.85<text:s/></text:p>
          </table:table-cell>
          <table:table-cell office:value-type="currency" office:value="1645.6" table:style-name="ce7">
            <text:p>$1,645.60<text:s/></text:p>
          </table:table-cell>
          <table:table-cell office:value-type="percentage" office:value="3.04E-2" table:style-name="ce5">
            <text:p>3.04%</text:p>
          </table:table-cell>
          <table:table-cell office:value-type="currency" office:value="1683.15" table:style-name="ce7">
            <text:p>$1,683.15<text:s/></text:p>
          </table:table-cell>
          <table:table-cell office:value-type="currency" office:value="0" table:style-name="ce7">
            <text:p>$0.00<text:s/></text:p>
          </table:table-cell>
          <table:table-cell office:value-type="currency" office:value="0" table:style-name="ce7">
            <text:p>$0.00<text:s/></text:p>
          </table:table-cell>
          <table:table-cell office:value-type="currency" office:value="1649.31" table:style-name="ce7">
            <text:p>$1,649.31<text:s/></text:p>
          </table:table-cell>
          <table:table-cell table:number-columns-repeated="16373"/>
        </table:table-row>
        <table:table-row table:style-name="ro1">
          <table:table-cell table:style-name="ce1"/>
          <table:table-cell office:value-type="string" table:style-name="ce1">
            <text:p>Summit Snowboard Package</text:p>
          </table:table-cell>
          <table:table-cell office:value-type="float" office:value="6" table:style-name="ce1">
            <text:p>6</text:p>
          </table:table-cell>
          <table:table-cell office:value-type="currency" office:value="1566.54" table:style-name="ce7">
            <text:p>$1,566.54<text:s/></text:p>
          </table:table-cell>
          <table:table-cell office:value-type="currency" office:value="83.7" table:style-name="ce7">
            <text:p>$83.70<text:s/></text:p>
          </table:table-cell>
          <table:table-cell office:value-type="currency" office:value="1650.24" table:style-name="ce7">
            <text:p>$1,650.24<text:s/></text:p>
          </table:table-cell>
          <table:table-cell office:value-type="percentage" office:value="3.0499999999999999E-2" table:style-name="ce5">
            <text:p>3.05%</text:p>
          </table:table-cell>
          <table:table-cell office:value-type="currency" office:value="1650.24" table:style-name="ce7">
            <text:p>$1,650.24<text:s/></text:p>
          </table:table-cell>
          <table:table-cell office:value-type="currency" office:value="0" table:style-name="ce7">
            <text:p>$0.00<text:s/></text:p>
          </table:table-cell>
          <table:table-cell office:value-type="currency" office:value="0" table:style-name="ce7">
            <text:p>$0.00<text:s/></text:p>
          </table:table-cell>
          <table:table-cell office:value-type="currency" office:value="1617.09" table:style-name="ce7">
            <text:p>$1,617.09<text:s/></text:p>
          </table:table-cell>
          <table:table-cell table:number-columns-repeated="16373"/>
        </table:table-row>
        <table:table-row table:style-name="ro1">
          <table:table-cell table:style-name="ce1"/>
          <table:table-cell office:value-type="string" table:style-name="ce1">
            <text:p>Mountain Snowboard Package</text:p>
          </table:table-cell>
          <table:table-cell office:value-type="float" office:value="9" table:style-name="ce1">
            <text:p>9</text:p>
          </table:table-cell>
          <table:table-cell office:value-type="currency" office:value="2124.5" table:style-name="ce7">
            <text:p>$2,124.50<text:s/></text:p>
          </table:table-cell>
          <table:table-cell office:value-type="currency" office:value="123.29" table:style-name="ce7">
            <text:p>$123.29<text:s/></text:p>
          </table:table-cell>
          <table:table-cell office:value-type="currency" office:value="2247.79" table:style-name="ce7">
            <text:p>$2,247.79<text:s/></text:p>
          </table:table-cell>
          <table:table-cell office:value-type="percentage" office:value="4.1599999999999998E-2" table:style-name="ce5">
            <text:p>4.16%</text:p>
          </table:table-cell>
          <table:table-cell office:value-type="currency" office:value="2160.2399999999998" table:style-name="ce7">
            <text:p>$2,160.24<text:s/></text:p>
          </table:table-cell>
          <table:table-cell office:value-type="currency" office:value="0" table:style-name="ce7">
            <text:p>$0.00<text:s/></text:p>
          </table:table-cell>
          <table:table-cell office:value-type="currency" office:value="0" table:style-name="ce7">
            <text:p>$0.00<text:s/></text:p>
          </table:table-cell>
          <table:table-cell office:value-type="currency" office:value="2116.94" table:style-name="ce7">
            <text:p>$2,116.94<text:s/></text:p>
          </table:table-cell>
          <table:table-cell table:number-columns-repeated="16373"/>
        </table:table-row>
        <table:table-row table:style-name="ro1">
          <table:table-cell table:style-name="ce1"/>
          <table:table-cell office:value-type="string" table:style-name="ce1">
            <text:p>Giro Ski Helmet Add-On</text:p>
          </table:table-cell>
          <table:table-cell office:value-type="float" office:value="1" table:style-name="ce1">
            <text:p>1</text:p>
          </table:table-cell>
          <table:table-cell office:value-type="currency" office:value="0" table:style-name="ce7">
            <text:p>$0.00<text:s/></text:p>
          </table:table-cell>
          <table:table-cell office:value-type="currency" office:value="0" table:style-name="ce7">
            <text:p>$0.00<text:s/></text:p>
          </table:table-cell>
          <table:table-cell office:value-type="currency" office:value="0" table:style-name="ce7">
            <text:p>$0.00<text:s/></text:p>
          </table:table-cell>
          <table:table-cell office:value-type="percentage" office:value="0" table:style-name="ce6">
            <text:p>0%</text:p>
          </table:table-cell>
          <table:table-cell office:value-type="currency" office:value="0" table:style-name="ce7">
            <text:p>$0.00<text:s/></text:p>
          </table:table-cell>
          <table:table-cell office:value-type="currency" office:value="0" table:style-name="ce7">
            <text:p>$0.00<text:s/></text:p>
          </table:table-cell>
          <table:table-cell office:value-type="currency" office:value="0" table:style-name="ce7">
            <text:p>$0.00<text:s/></text:p>
          </table:table-cell>
          <table:table-cell office:value-type="currency" office:value="0" table:style-name="ce7">
            <text:p>$0.00<text:s/></text:p>
          </table:table-cell>
          <table:table-cell table:number-columns-repeated="16373"/>
        </table:table-row>
        <table:table-row table:style-name="ro1">
          <table:table-cell table:number-columns-repeated="2" table:style-name="ce1"/>
          <table:table-cell office:value-type="float" office:value="236" table:style-name="ce1">
            <text:p>236</text:p>
          </table:table-cell>
          <table:table-cell office:value-type="currency" office:value="51182.18" table:style-name="ce7">
            <text:p>$51,182.18<text:s/></text:p>
          </table:table-cell>
          <table:table-cell office:value-type="currency" office:value="2880.73" table:style-name="ce7">
            <text:p>$2,880.73<text:s/></text:p>
          </table:table-cell>
          <table:table-cell office:value-type="currency" office:value="54062.91" table:style-name="ce7">
            <text:p>$54,062.91<text:s/></text:p>
          </table:table-cell>
          <table:table-cell office:value-type="percentage" office:value="1" table:style-name="ce6">
            <text:p>100%</text:p>
          </table:table-cell>
          <table:table-cell office:value-type="currency" office:value="53704.91" table:style-name="ce7">
            <text:p>$53,704.91<text:s/></text:p>
          </table:table-cell>
          <table:table-cell office:value-type="currency" office:value="0" table:style-name="ce7">
            <text:p>$0.00<text:s/></text:p>
          </table:table-cell>
          <table:table-cell office:value-type="currency" office:value="0" table:style-name="ce7">
            <text:p>$0.00<text:s/></text:p>
          </table:table-cell>
          <table:table-cell office:value-type="currency" office:value="52618.59" table:style-name="ce7">
            <text:p>$52,618.59<text:s/></text:p>
          </table:table-cell>
          <table:table-cell table:number-columns-repeated="16373"/>
        </table:table-row>
        <table:table-row table:number-rows-repeated="104854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Liberation Serif" svg:font-family="&quot;Liberation Serif&quot;"/>
  </office:font-face-decls>
  <office:styles>
    <number:number-style style:name="N0">
      <number:number number:min-integer-digits="1"/>
    </number:number-style>
    <number:currency-style style:name="N12P0">
      <number:currency-symbol>$</number:currency-symbol>
      <number:number number:decimal-places="2" number:min-integer-digits="1" number:grouping="true"/>
      <number:text> </number:text>
    </number:currency-style>
    <number:currency-style style:name="N12">
      <style:text-properties fo:color="#FF0000"/>
      <number:text>(</number:text>
      <number:currency-symbol>$</number:currency-symbol>
      <number:number number:decimal-places="2" number:min-integer-digits="1" number:grouping="true"/>
      <number:text>)</number:text>
      <style:map style:condition="value()&gt;=0" style:apply-style-name="N12P0"/>
    </number:currency-style>
    <number:percentage-style style:name="N13">
      <number:number number:decimal-places="0" number:min-integer-digits="1"/>
      <number:text>%</number:text>
    </number:percentage-style>
    <number:percentage-style style:name="N14">
      <number:number number:decimal-places="2" number:min-integer-digits="1"/>
      <number:text>%</number:text>
    </number:percentage-style>
    <number:currency-style style:name="N36">
      <number:currency-symbol>$</number:currency-symbol>
      <number:number number:decimal-places="2" number:min-integer-digits="1" number:grouping="true"/>
    </number:currency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2pt" style:font-size-asian="12pt" style:font-size-complex="12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1213</meta:generator>
    <dc:creator>Kate Smith</dc:creator>
    <dc:date>2021-03-25T21:53:58Z</dc:date>
    <meta:editing-cycles>1</meta:editing-cycles>
    <meta:editing-duration>PT268S</meta:editing-duration>
  </office:meta>
</office:document-meta>
</file>